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20.505cm" fo:margin-left="-1.819cm" fo:margin-top="0cm" fo:margin-bottom="0cm" table:align="left" style:writing-mode="lr-tb"/>
    </style:style>
    <style:style style:name="Table1.A" style:family="table-column">
      <style:table-column-properties style:column-width="2.999cm"/>
    </style:style>
    <style:style style:name="Table1.B" style:family="table-column">
      <style:table-column-properties style:column-width="2.609cm"/>
    </style:style>
    <style:style style:name="Table1.C" style:family="table-column">
      <style:table-column-properties style:column-width="3.096cm"/>
    </style:style>
    <style:style style:name="Table1.D" style:family="table-column">
      <style:table-column-properties style:column-width="2.884cm"/>
    </style:style>
    <style:style style:name="Table1.E" style:family="table-column">
      <style:table-column-properties style:column-width="2.514cm"/>
    </style:style>
    <style:style style:name="Table1.F" style:family="table-column">
      <style:table-column-properties style:column-width="3.201cm"/>
    </style:style>
    <style:style style:name="Table1.1" style:family="table-row">
      <style:table-row-properties fo:keep-together="auto"/>
    </style:style>
    <style:style style:name="Table1.A1" style:family="table-cell">
      <style:table-cell-properties fo:padding="0.097cm" fo:border-left="0.25pt solid #000001" fo:border-right="none" fo:border-top="0.25pt solid #000001" fo:border-bottom="0.25pt solid #000001"/>
    </style:style>
    <style:style style:name="Table1.B1" style:family="table-cell">
      <style:table-cell-properties fo:background-color="#ffffff" fo:padding="0.097cm" fo:border-left="0.25pt solid #000001" fo:border-right="none" fo:border-top="0.25pt solid #000001" fo:border-bottom="0.25pt solid #000001">
        <style:background-image/>
      </style:table-cell-properties>
    </style:style>
    <style:style style:name="Table1.G1" style:family="table-cell">
      <style:table-cell-properties fo:padding="0.097cm" fo:border="0.25pt solid #000001"/>
    </style:style>
    <style:style style:name="Table1.2" style:family="table-row">
      <style:table-row-properties style:min-row-height="4.413cm" fo:keep-together="auto"/>
    </style:style>
    <style:style style:name="Table1.A2" style:family="table-cell">
      <style:table-cell-properties fo:padding="0.097cm" fo:border-left="0.25pt solid #000001" fo:border-right="none" fo:border-top="none" fo:border-bottom="0.25pt solid #000001"/>
    </style:style>
    <style:style style:name="Table1.B2" style:family="table-cell">
      <style:table-cell-properties fo:padding="0.097cm" fo:border-left="0.25pt solid #000001" fo:border-right="none" fo:border-top="none" fo:border-bottom="0.25pt solid #000001"/>
    </style:style>
    <style:style style:name="Table1.C2" style:family="table-cell">
      <style:table-cell-properties fo:padding="0.097cm" fo:border-left="0.25pt solid #000001" fo:border-right="none" fo:border-top="none" fo:border-bottom="0.25pt solid #000001"/>
    </style:style>
    <style:style style:name="Table1.D2" style:family="table-cell">
      <style:table-cell-properties fo:padding="0.097cm" fo:border-left="0.25pt solid #000001" fo:border-right="none" fo:border-top="none" fo:border-bottom="0.25pt solid #000001"/>
    </style:style>
    <style:style style:name="Table1.E2" style:family="table-cell">
      <style:table-cell-properties fo:padding="0.097cm" fo:border-left="0.25pt solid #000001" fo:border-right="none" fo:border-top="none" fo:border-bottom="0.25pt solid #000001"/>
    </style:style>
    <style:style style:name="Table1.F2" style:family="table-cell">
      <style:table-cell-properties fo:padding="0.097cm" fo:border-left="0.25pt solid #000001" fo:border-right="none" fo:border-top="none" fo:border-bottom="0.25pt solid #000001"/>
    </style:style>
    <style:style style:name="Table1.G2" style:family="table-cell">
      <style:table-cell-properties fo:padding="0.097cm" fo:border-left="0.25pt solid #000001" fo:border-right="0.25pt solid #000001" fo:border-top="none" fo:border-bottom="0.25pt solid #000001"/>
    </style:style>
    <style:style style:name="Table2" style:family="table">
      <style:table-properties style:width="17cm" fo:margin-left="-0.018cm" fo:margin-top="0cm" fo:margin-bottom="0cm" table:align="left" style:writing-mode="lr-tb"/>
    </style:style>
    <style:style style:name="Table2.A" style:family="table-column">
      <style:table-column-properties style:column-width="4.251cm"/>
    </style:style>
    <style:style style:name="Table2.C" style:family="table-column">
      <style:table-column-properties style:column-width="4.249cm"/>
    </style:style>
    <style:style style:name="Table2.D" style:family="table-column">
      <style:table-column-properties style:column-width="4.247cm"/>
    </style:style>
    <style:style style:name="Table2.1" style:family="table-row">
      <style:table-row-properties fo:keep-together="auto"/>
    </style:style>
    <style:style style:name="Table2.A1" style:family="table-cell">
      <style:table-cell-properties fo:padding="0.097cm" fo:border-left="0.25pt solid #000001" fo:border-right="none" fo:border-top="0.25pt solid #000001" fo:border-bottom="0.25pt solid #000001"/>
    </style:style>
    <style:style style:name="Table2.D1" style:family="table-cell">
      <style:table-cell-properties fo:padding="0.097cm" fo:border="0.25pt solid #000001"/>
    </style:style>
    <style:style style:name="Table2.A2" style:family="table-cell">
      <style:table-cell-properties fo:padding="0.097cm" fo:border-left="0.25pt solid #000001" fo:border-right="none" fo:border-top="none" fo:border-bottom="0.25pt solid #000001"/>
    </style:style>
    <style:style style:name="Table2.D2" style:family="table-cell">
      <style:table-cell-properties fo:padding="0.097cm" fo:border-left="0.25pt solid #000001" fo:border-right="0.25pt solid #000001" fo:border-top="none" fo:border-bottom="0.25pt solid #000001"/>
    </style:style>
    <style:style style:name="P1" style:family="paragraph" style:parent-style-name="Standard_20__28_user_29_">
      <style:paragraph-properties fo:text-align="center" style:justify-single-word="false"/>
    </style:style>
    <style:style style:name="P2" style:family="paragraph" style:parent-style-name="Standard_20__28_user_29_">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_20__28_user_29_">
      <style:paragraph-properties fo:margin-left="0cm" fo:margin-right="0cm" fo:text-align="center" style:justify-single-word="false" fo:text-indent="0cm" style:auto-text-indent="false"/>
    </style:style>
    <style:style style:name="P4" style:family="paragraph" style:parent-style-name="Text_20_body_20__28_user_29_">
      <style:paragraph-properties fo:text-align="center" style:justify-single-word="false"/>
    </style:style>
    <style:style style:name="P5" style:family="paragraph" style:parent-style-name="Text_20_body_20__28_user_29_">
      <style:text-properties style:text-underline-style="solid" style:text-underline-width="auto" style:text-underline-color="font-color" fo:font-weight="bold" style:font-weight-asian="bold" style:font-weight-complex="bold"/>
    </style:style>
    <style:style style:name="P6" style:family="paragraph" style:parent-style-name="Text_20_body_20__28_user_29_">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7" style:family="paragraph" style:parent-style-name="Text_20_body_20__28_user_29_">
      <style:paragraph-properties fo:text-align="center" style:justify-single-word="false"/>
      <style:text-properties fo:color="#800000" fo:font-size="16pt" style:font-size-asian="16pt" style:font-size-complex="16pt"/>
    </style:style>
    <style:style style:name="P8" style:family="paragraph" style:parent-style-name="Text_20_body_20__28_user_29_">
      <style:text-properties fo:font-size="16pt" fo:font-style="italic" style:text-underline-style="solid" style:text-underline-width="auto" style:text-underline-color="font-color" fo:font-weight="bold" officeooo:rsid="0008c36d" officeooo:paragraph-rsid="0008c36d" style:font-size-asian="16pt" style:font-style-asian="italic" style:font-weight-asian="bold" style:font-size-complex="16pt" style:font-style-complex="italic" style:font-weight-complex="bold"/>
    </style:style>
    <style:style style:name="P9" style:family="paragraph" style:parent-style-name="Text_20_body_20__28_user_29_">
      <style:text-properties fo:font-size="16pt" fo:font-style="italic" style:text-underline-style="solid" style:text-underline-width="auto" style:text-underline-color="font-color" fo:font-weight="bold" officeooo:rsid="000fb2db" officeooo:paragraph-rsid="000fb2db" style:font-size-asian="16pt" style:font-style-asian="italic" style:font-weight-asian="bold" style:font-size-complex="16pt" style:font-style-complex="italic" style:font-weight-complex="bold"/>
    </style:style>
    <style:style style:name="P10" style:family="paragraph" style:parent-style-name="Text_20_body_20__28_user_29_">
      <style:text-properties officeooo:paragraph-rsid="001cd516"/>
    </style:style>
    <style:style style:name="P11" style:family="paragraph" style:parent-style-name="Text_20_body_20__28_user_29_">
      <style:text-properties officeooo:paragraph-rsid="001dd0b5"/>
    </style:style>
    <style:style style:name="P12" style:family="paragraph" style:parent-style-name="Text_20_body_20__28_user_29_">
      <style:text-properties officeooo:paragraph-rsid="001e00fc"/>
    </style:style>
    <style:style style:name="P13" style:family="paragraph" style:parent-style-name="Text_20_body_20__28_user_29_">
      <style:text-properties officeooo:paragraph-rsid="001f1129"/>
    </style:style>
    <style:style style:name="P14" style:family="paragraph" style:parent-style-name="Text_20_body_20__28_user_29_">
      <style:text-properties officeooo:paragraph-rsid="0020bb57"/>
    </style:style>
    <style:style style:name="P15" style:family="paragraph" style:parent-style-name="Text_20_body_20__28_user_29_" style:master-page-name="Standard">
      <style:paragraph-properties fo:text-align="center" style:justify-single-word="false" style:page-number="auto"/>
      <style:text-properties fo:color="#800000" fo:font-size="20pt" style:font-size-asian="20pt" style:font-size-complex="20pt"/>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officeooo:paragraph-rsid="0025ee5e"/>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1053ef" style:font-weight-asian="bold" style:font-weight-complex="bold"/>
    </style:style>
    <style:style style:name="T3" style:family="text">
      <style:text-properties fo:font-size="10.5pt" fo:font-style="italic" style:font-size-asian="10.5pt" style:font-style-asian="italic" style:font-size-complex="10.5pt" style:font-style-complex="italic"/>
    </style:style>
    <style:style style:name="T4" style:family="text">
      <style:text-properties fo:font-size="10.5pt" fo:font-style="italic" officeooo:rsid="00064258" style:font-size-asian="10.5pt" style:font-style-asian="italic" style:font-size-complex="10.5pt" style:font-style-complex="italic"/>
    </style:style>
    <style:style style:name="T5" style:family="text">
      <style:text-properties fo:font-size="10.5pt" fo:font-style="italic" officeooo:rsid="000832d2" style:font-size-asian="10.5pt" style:font-style-asian="italic" style:font-size-complex="10.5pt" style:font-style-complex="italic"/>
    </style:style>
    <style:style style:name="T6" style:family="text">
      <style:text-properties fo:font-size="10.5pt" fo:font-style="italic" officeooo:rsid="000d9ed6" style:font-size-asian="10.5pt" style:font-style-asian="italic" style:font-size-complex="10.5pt" style:font-style-complex="italic"/>
    </style:style>
    <style:style style:name="T7" style:family="text">
      <style:text-properties fo:font-size="10.5pt" fo:font-style="italic" officeooo:rsid="000e1b03" style:font-size-asian="10.5pt" style:font-style-asian="italic" style:font-size-complex="10.5pt" style:font-style-complex="italic"/>
    </style:style>
    <style:style style:name="T8" style:family="text">
      <style:text-properties fo:font-size="10.5pt" fo:font-style="italic" officeooo:rsid="001dd0b5" style:font-size-asian="10.5pt" style:font-style-asian="italic" style:font-size-complex="10.5pt" style:font-style-complex="italic"/>
    </style:style>
    <style:style style:name="T9" style:family="text">
      <style:text-properties fo:font-size="10.5pt" fo:font-style="italic" officeooo:rsid="0021a6b8" style:font-size-asian="10.5pt" style:font-style-asian="italic" style:font-size-complex="10.5pt" style:font-style-complex="italic"/>
    </style:style>
    <style:style style:name="T10" style:family="text">
      <style:text-properties fo:font-size="10.5pt" fo:font-style="italic" officeooo:rsid="00220928" style:font-size-asian="10.5pt" style:font-style-asian="italic" style:font-size-complex="10.5pt" style:font-style-complex="italic"/>
    </style:style>
    <style:style style:name="T11" style:family="text">
      <style:text-properties fo:font-size="13pt" style:font-size-asian="13pt" style:font-size-complex="13pt"/>
    </style:style>
    <style:style style:name="T12" style:family="text">
      <style:text-properties fo:font-size="13pt" fo:font-style="italic" officeooo:rsid="000e1b03" style:font-size-asian="13pt" style:font-style-asian="italic" style:font-size-complex="13pt" style:font-style-complex="italic"/>
    </style:style>
    <style:style style:name="T13" style:family="text">
      <style:text-properties fo:font-size="13pt" fo:font-style="normal" style:text-underline-style="solid" style:text-underline-width="auto" style:text-underline-color="font-color" fo:font-weight="bold" officeooo:rsid="000e1b03" style:font-size-asian="13pt" style:font-style-asian="normal" style:font-weight-asian="bold" style:font-size-complex="13pt" style:font-style-complex="normal" style:font-weight-complex="bold"/>
    </style:style>
    <style:style style:name="T14"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15" style:family="text">
      <style:text-properties fo:font-size="13pt" fo:font-weight="bold" style:font-size-asian="13pt" style:font-weight-asian="bold" style:font-size-complex="13pt" style:font-weight-complex="bold"/>
    </style:style>
    <style:style style:name="T16" style:family="text">
      <style:text-properties fo:language="en" fo:country="US"/>
    </style:style>
    <style:style style:name="T17" style:family="text">
      <style:text-properties officeooo:rsid="00062533"/>
    </style:style>
    <style:style style:name="T18" style:family="text">
      <style:text-properties officeooo:rsid="00111a4f"/>
    </style:style>
    <style:style style:name="T19" style:family="text">
      <style:text-properties officeooo:rsid="00116a24"/>
    </style:style>
    <style:style style:name="T20" style:family="text">
      <style:text-properties fo:font-weight="bold" style:font-weight-asian="bold" style:font-weight-complex="bold"/>
    </style:style>
    <style:style style:name="T21" style:family="text">
      <style:text-properties officeooo:rsid="0014464f"/>
    </style:style>
    <style:style style:name="T22" style:family="text">
      <style:text-properties officeooo:rsid="0020bb57"/>
    </style:style>
    <style:style style:name="T23" style:family="text">
      <style:text-properties officeooo:rsid="0025ee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L</text:span><text:span text:style-name="T2">udothèque Manager</text:span></text:p>
      <text:p text:style-name="P7"><text:span text:style-name="T2"/></text:p>
      <text:p text:style-name="P9">Fon<text:span text:style-name="T18">c</text:span>tions disponibles dans le menu:</text:p>
      <text:p text:style-name="Text_20_body_20__28_user_29_">- Ajout d'un client</text:p>
      <text:p text:style-name="Text_20_body_20__28_user_29_">- Suppression d'un client</text:p>
      <text:p text:style-name="Text_20_body_20__28_user_29_">- Modification d'un client (modifier ses informations personnelles, et renouveler son abonnement <text:s text:c="9"/>d'un an supplémentaire<text:span text:style-name="T17">)</text:span></text:p>
      <text:p text:style-name="Text_20_body_20__28_user_29_">- Passer un emprunt</text:p>
      <text:p text:style-name="Text_20_body_20__28_user_29_">- Rendre un emprunt</text:p>
      <text:p text:style-name="Text_20_body_20__28_user_29_">- Créer un après-midi thématique</text:p>
      <text:p text:style-name="Text_20_body_20__28_user_29_">- Enregistrer un client a un après-midi thématique</text:p>
      <text:p text:style-name="Text_20_body_20__28_user_29_">- Afficher les clients inscrits a un après-midi thématique</text:p>
      <text:p text:style-name="Text_20_body_20__28_user_29_">- Afficher la liste des jeux</text:p>
      <text:p text:style-name="Text_20_body_20__28_user_29_">- Afficher la liste des clients en retard</text:p>
      <text:p text:style-name="P5"/>
      <text:p text:style-name="P8">Fonctionnalités précises et personnelles <text:span text:style-name="T19">(Optimisation)</text:span>:</text:p>
      <text:p text:style-name="P12">-<text:span text:style-name="T20"> </text:span><text:span text:style-name="T14">Input Sanitizing :</text:span></text:p>
      <text:p text:style-name="P12"><text:span text:style-name="T3">Lors de la création d'un nouveau client, les informations rentrées sont vérifiées a l'aide d'expressions régulières, par exemple, le nom et prénom ne doivent pas contenir de chiffres ou autres caractères spéciaux. </text:span><text:span text:style-name="T10">Il en va de même pour toutes les autres saisies, chaque information qui est rentrée de peut être incorrecte.</text:span></text:p>
      <text:p text:style-name="P13">- <text:span text:style-name="T14">Correction d'input afin d'éviter les fautes de frappe :</text:span></text:p>
      <text:p text:style-name="P13"><text:span text:style-name="T3">Si en recherchant un client l'utilisateur fait une faute, on propose une correction si le programme la juge pertinente (6 caractères en commun minimum, par exemple, si on entre « raffray elyzn », le programme proposera « raffray elouan », étant donné que la personne est dans le fichier des client</text:span><text:span text:style-name="T4">s</text:span><text:span text:style-name="T3">.</text:span></text:p>
      <text:p text:style-name="P14">- <text:span text:style-name="T14">Insensible à la casse :</text:span></text:p>
      <text:p text:style-name="P14"><text:s/><text:span text:style-name="T22">L</text:span><text:span text:style-name="T3">a casse des nom</text:span><text:span text:style-name="T4">s</text:span><text:span text:style-name="T3"> des clients et des jeux n'a aucune importance sur la recherche de ceux-ci, « SaLaBeRT » vaut la même chose que « salabert ».</text:span></text:p>
      <text:p text:style-name="P10">- <text:span text:style-name="T14">Gestion automatique des retards et des inscriptions </text:span><text:span text:style-name="T11">:</text:span></text:p>
      <text:p text:style-name="P10"><text:span text:style-name="T9">A</text:span><text:span text:style-name="T3"> extinction du programme, on actualise les informations des emprunts et des clients par rapport au retard et à la fin des abonnements. </text:span><text:span text:style-name="T4">Si l'abonnement d'un utilisateur expire, alors un mail lui est envoyé via une commande shell </text:span><text:span text:style-name="T6">(</text:span><text:span text:style-name="T4">Attention toutefois à bien posséder un serveur SMTP</text:span><text:span text:style-name="T6">)</text:span><text:span text:style-name="T4"> . </text:span><text:span text:style-name="T6">De plus, toutes les informations sont sauvegardées dans le fichier correspondant, qu'elles soient modifiées ou non.</text:span></text:p>
      <text:p text:style-name="P11"><text:span text:style-name="T3"/></text:p>
      <text:p text:style-name="P11"><text:soft-page-break/><text:span text:style-name="T3"/></text:p>
      <text:p text:style-name="P11"><text:span text:style-name="T3">- </text:span><text:span text:style-name="T13">Interface graphique de chargement</text:span><text:span text:style-name="T12"> </text:span></text:p>
      <text:p text:style-name="P11"><text:span text:style-name="T8">P</text:span><text:span text:style-name="T7">our donner un style «logiciel», </text:span><text:span text:style-name="T8">fais avec la bibliothèque SDL2. </text:span></text:p>
      <text:p text:style-name="P12">- <text:span text:style-name="T14">Menu interactif </text:span>:</text:p>
      <text:p text:style-name="P12"><text:span text:style-name="T3">(on se déplace dans le menu avec 2 et 8, et on valide avec Entrée)</text:span></text:p>
      <text:p text:style-name="Text_20_body_20__28_user_29_"><text:span text:style-name="T3">-</text:span><text:span text:style-name="T11">Pas de clients en doublons </text:span><text:span text:style-name="T3">(si on veut créer un client qui existe déjà on propose la modification </text:span><text:span text:style-name="T5">des données </text:span><text:span text:style-name="T3">de celui-ci)</text:span></text:p>
      <text:p text:style-name="Text_20_body_20__28_user_29_"><text:span text:style-name="T3">- </text:span></text:p>
      <text:p text:style-name="P6"/>
      <text:p text:style-name="P6"/>
      <text:p text:style-name="P6"/>
      <text:p text:style-name="P6"/>
      <text:p text:style-name="P6"/>
      <text:p text:style-name="P6"/>
      <text:p text:style-name="P6"/>
      <text:p text:style-name="P4"><text:span text:style-name="T1">STRUCTURES UTILISEES :</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number-columns-repeated="2"/>
        <table:table-row table:style-name="Table1.1">
          <table:table-cell table:style-name="Table1.A1" office:value-type="string">
            <text:p text:style-name="P16">Client</text:p>
          </table:table-cell>
          <table:table-cell table:style-name="Table1.B1" office:value-type="string">
            <text:p text:style-name="P16">Jeu</text:p>
          </table:table-cell>
          <table:table-cell table:style-name="Table1.A1" office:value-type="string">
            <text:p text:style-name="P16">Emprunt</text:p>
          </table:table-cell>
          <table:table-cell table:style-name="Table1.A1" office:value-type="string">
            <text:p text:style-name="P16">Après-midi</text:p>
          </table:table-cell>
          <table:table-cell table:style-name="Table1.A1" office:value-type="string">
            <text:p text:style-name="P16">Date</text:p>
          </table:table-cell>
          <table:table-cell table:style-name="Table1.A1" office:value-type="string">
            <text:p text:style-name="P16">MaillonEmprunt</text:p>
          </table:table-cell>
          <table:table-cell table:style-name="Table1.G1" office:value-type="string">
            <text:p text:style-name="P16">MaillonClient</text:p>
          </table:table-cell>
        </table:table-row>
        <table:table-row table:style-name="Table1.2">
          <table:table-cell table:style-name="Table1.A2" office:value-type="string">
            <text:p text:style-name="P16">-nom</text:p>
            <text:p text:style-name="P16">-prénom</text:p>
            <text:p text:style-name="P16">-ville &amp; adresse</text:p>
            <text:p text:style-name="P16">-code postal</text:p>
            <text:p text:style-name="P16"><text:span text:style-name="T16">-booleen retard</text:span></text:p>
            <text:p text:style-name="P16"><text:span text:style-name="T16">-booleen abonn.</text:span></text:p>
            <text:p text:style-name="P16"><text:span text:style-name="T16">-date inscription</text:span></text:p>
            <text:p text:style-name="P17">-liste d'emprunt</text:p>
            <text:p text:style-name="P17">-<text:span text:style-name="T23">email</text:span></text:p>
          </table:table-cell>
          <table:table-cell table:style-name="Table1.B2" office:value-type="string">
            <text:p text:style-name="P16">nom</text:p>
            <text:p text:style-name="P16">nb disponible</text:p>
            <text:p text:style-name="P16">nb total</text:p>
          </table:table-cell>
          <table:table-cell table:style-name="Table1.C2" office:value-type="string">
            <text:p text:style-name="P16">jeu emprunté</text:p>
            <text:p text:style-name="P16">date d'emprunt</text:p>
            <text:p text:style-name="P16">booleen retard</text:p>
          </table:table-cell>
          <table:table-cell table:style-name="Table1.D2" office:value-type="string">
            <text:p text:style-name="P16">Jeu concerné</text:p>
            <text:p text:style-name="P16">date</text:p>
            <text:p text:style-name="P16">place dispo</text:p>
            <text:p text:style-name="P16">place totales</text:p>
            <text:p text:style-name="P16">liste de clients</text:p>
          </table:table-cell>
          <table:table-cell table:style-name="Table1.E2" office:value-type="string">
            <text:p text:style-name="P16">jour</text:p>
            <text:p text:style-name="P16">mois</text:p>
            <text:p text:style-name="P16">an</text:p>
          </table:table-cell>
          <table:table-cell table:style-name="Table1.F2" office:value-type="string">
            <text:p text:style-name="P16">emprunt</text:p>
            <text:p text:style-name="P16">emprunt suivant</text:p>
          </table:table-cell>
          <table:table-cell table:style-name="Table1.G2" office:value-type="string">
            <text:p text:style-name="P16">client</text:p>
            <text:p text:style-name="P16">client suivant</text:p>
          </table:table-cell>
        </table:table-row>
      </table:table>
      <text:p text:style-name="P3"/>
      <text:p text:style-name="P3"/>
      <text:p text:style-name="P1"><text:span text:style-name="T1">ORGANISATION :</text:span></text:p>
      <text:p text:style-name="P2"/>
      <text:p text:style-name="Standard_20__28_user_29_">Au démarrage du programme, on lit les fichiers contenant les informations sur les différentes structures <text:span text:style-name="T21">(Ce sont des fichiers textes)</text:span>:</text:p>
      <text:p text:style-name="Standard_20__28_user_29_"/>
      <table:table table:name="Table2" table:style-name="Table2">
        <table:table-column table:style-name="Table2.A" table:number-columns-repeated="2"/>
        <table:table-column table:style-name="Table2.C"/>
        <table:table-column table:style-name="Table2.D"/>
        <table:table-row table:style-name="Table2.1">
          <table:table-cell table:style-name="Table2.A1" office:value-type="string">
            <text:p text:style-name="P16">Client.don</text:p>
          </table:table-cell>
          <table:table-cell table:style-name="Table2.A1" office:value-type="string">
            <text:p text:style-name="P16">Emprunts.don</text:p>
          </table:table-cell>
          <table:table-cell table:style-name="Table2.A1" office:value-type="string">
            <text:p text:style-name="P16">Afternoon.don</text:p>
          </table:table-cell>
          <table:table-cell table:style-name="Table2.D1" office:value-type="string">
            <text:p text:style-name="P16">Gamelist.don</text:p>
          </table:table-cell>
        </table:table-row>
        <table:table-row table:style-name="Table2.1">
          <table:table-cell table:style-name="Table2.A2" office:value-type="string">
            <text:p text:style-name="P16">Nb de clients</text:p>
            <text:p text:style-name="P16">nom</text:p>
            <text:p text:style-name="P16">prenom</text:p>
            <text:p text:style-name="P16">adresse</text:p>
            <text:p text:style-name="P16">ville</text:p>
            <text:p text:style-name="P16">code postal</text:p>
            <text:p text:style-name="P16"><text:soft-page-break/>date d'inscription</text:p>
            <text:p text:style-name="P16">...</text:p>
          </table:table-cell>
          <table:table-cell table:style-name="Table2.A2" office:value-type="string">
            <text:p text:style-name="P16">Nom</text:p>
            <text:p text:style-name="P16">prenom</text:p>
            <text:p text:style-name="P16">date de l'emprunt</text:p>
            <text:p text:style-name="P16">jeu emprunté</text:p>
            <text:p text:style-name="P16">booleen retard</text:p>
            <text:p text:style-name="P16">...</text:p>
          </table:table-cell>
          <table:table-cell table:style-name="Table2.A2" office:value-type="string">
            <text:p text:style-name="P16">Nb d'apres midi</text:p>
            <text:p text:style-name="P16">nom du jeu</text:p>
            <text:p text:style-name="P16">date</text:p>
            <text:p text:style-name="P16">nb places totales</text:p>
            <text:p text:style-name="P16">nb client inscrits</text:p>
            <text:p text:style-name="P16">nom client</text:p>
            <text:p text:style-name="P16"><text:soft-page-break/>prenom client</text:p>
            <text:p text:style-name="P16">…<text:bookmark text:name="_GoBack"/></text:p>
            <text:p text:style-name="P16">...</text:p>
          </table:table-cell>
          <table:table-cell table:style-name="Table2.D2" office:value-type="string">
            <text:p text:style-name="P16">Nb de jeux</text:p>
            <text:p text:style-name="P16">Nom du jeu</text:p>
            <text:p text:style-name="P16">nb disponible</text:p>
            <text:p text:style-name="P16">nb total</text:p>
            <text:p text:style-name="P16">...</text:p>
          </table:table-cell>
        </table:table-row>
      </table:table>
      <text:p text:style-name="Standard_20__28_user_29_"/>
      <text:p text:style-name="Standard_20__28_user_29_"/>
      <text:p text:style-name="Standard_20__28_user_29_">Les clients et les jeux sont mis dans un tableau de pointeur. (alloué grâce à la taille lue au début du fichier)</text:p>
      <text:p text:style-name="Standard_20__28_user_29_"><text:line-break/>Les après-midi sont mis dans un tableau (alloué grâce a la taille lue au début du fichier)</text:p>
      <text:p text:style-name="Standard_20__28_user_29_"/>
      <text:p text:style-name="Standard_20__28_user_29_">Les emprunts sont mis dans la liste d'emprunt de leur client spécifique.<text:line-break/></text:p>
      <text:p text:style-name="Standard_20__28_user_29_"/>
      <text:p text:style-name="Standard_20__28_user_29_"/>
      <text:p text:style-name="Standard_20__28_user_29_">En partant du principe que les fichiers sont seulement modifié par le programme, et non par un moyen externe, les fichiers des clients et des jeux (et donc leur tableaux respectifs) sont triés par ordre alphabétique. La fonction d'insertion d'un client prend en compte ce critère. En conséquence, écrire une fonction de tri n'a pas été nécessaire.</text:p>
      <text:p text:style-name="Standard_20__28_user_29_"/>
      <text:p text:style-name="Standard_20__28_user_29_">Les listes d'emprunts ne sont pas triées non-plus, car elles contiendront au maximum 3 maillon, donc le jeu n'en vaut pas la chandelle.</text:p>
      <text:p text:style-name="Standard_20__28_user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2pt" style:language-asian="zh" style:country-asian="CN" style:font-name-complex="FreeSans"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51cm" style:vertical-align="baseline" style:writing-mode="page"/>
      <style:text-properties style:use-window-font-color="true" style:font-name="Liberation Serif" fo:font-size="12pt" fo:language="fr" fo:country="FR" style:letter-kerning="true" style:font-name-asian="DejaVu Sans"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ouan Raffray</meta:initial-creator>
    <meta:editing-cycles>42</meta:editing-cycles>
    <meta:creation-date>2017-01-20T13:24:00</meta:creation-date>
    <dc:date>2017-01-20T18:51:10.663244000</dc:date>
    <meta:editing-duration>PT1H54M21S</meta:editing-duration>
    <meta:generator>LibreOffice/4.4.5.2$MacOSX_X86_64 LibreOffice_project/a22f674fd25a3b6f45bdebf25400ed2adff0ff99</meta:generator>
    <meta:document-statistic meta:table-count="2" meta:image-count="0" meta:object-count="0" meta:page-count="3" meta:paragraph-count="101" meta:word-count="623" meta:character-count="3730" meta:non-whitespace-character-count="319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